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26ea4857f110248c2062121490229d2b" style:family="table-column">
      <style:table-column-properties fo:break-before="auto" style:use-optimal-column-width="false" style:column-width="6cm"/>
    </style:style>
    <style:style style:name="odsStyleTableColumn-5e58f75219edfd1c9aaacff47202d17b" style:family="table-column">
      <style:table-column-properties fo:break-before="auto" style:use-optimal-column-width="false" style:column-width="5cm"/>
    </style:style>
    <style:style style:name="odsStyleTableColumn-b80488b7aa73013af9bd3c11650afcf3" style:family="table-column">
      <style:table-column-properties fo:break-before="auto" style:use-optimal-column-width="false" style:column-width="3cm"/>
    </style:style>
    <style:style style:name="odsStyleTableCell-f85129452c7a277914cabf5c13c3e57d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e98a595e7da3c4040ba8312984fac99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bae071660836fddbbc0e6537e0782c7d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f11fe7e22ee82df4c5d7c5a4e9adfc50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bf285e9409272e011c5d2fec6304736f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39d6408b6e8449385785258794ddb802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26ea4857f110248c2062121490229d2b" table:default-cell-style-name="Default"/>
        <table:table-column table:style-name="odsStyleTableColumn-5e58f75219edfd1c9aaacff47202d17b" table:default-cell-style-name="Default"/>
        <table:table-column table:style-name="odsStyleTableColumn-b80488b7aa73013af9bd3c11650afcf3" table:default-cell-style-name="Default"/>
        <table:table-column table:style-name="odsStyleTableColumn-b80488b7aa73013af9bd3c11650afcf3" table:default-cell-style-name="Default"/>
        <table:table-column table:style-name="odsStyleTableColumn-b80488b7aa73013af9bd3c11650afcf3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f85129452c7a277914cabf5c13c3e57d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e98a595e7da3c4040ba8312984fac995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e98a595e7da3c4040ba8312984fac995" table:number-columns-spanned="5" table:number-rows-spanned="1" office:value-type="string">
            <text:p>TABLA No. 79-24</text:p>
          </table:table-cell>
          <table:covered-table-cell table:number-columns-repeated="4"/>
        </table:table-row>
        <table:table-row table:style-name="ro1">
          <table:table-cell table:style-name="odsStyleTableCell-e98a595e7da3c4040ba8312984fac995" table:number-columns-spanned="5" table:number-rows-spanned="1" office:value-type="string">
            <text:p>TABLA DE COTIZACIONES DEL 25 DE ABRIL  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e98a595e7da3c4040ba8312984fac995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bae071660836fddbbc0e6537e0782c7d" office:value-type="string">
            <text:p>PAIS</text:p>
          </table:table-cell>
          <table:table-cell table:style-name="odsStyleTableCell-bae071660836fddbbc0e6537e0782c7d" office:value-type="string">
            <text:p>UNIDAD MONETARIA</text:p>
          </table:table-cell>
          <table:table-cell table:style-name="odsStyleTableCell-bae071660836fddbbc0e6537e0782c7d" office:value-type="string">
            <text:p>MONEDA</text:p>
          </table:table-cell>
          <table:table-cell table:style-name="odsStyleTableCell-bae071660836fddbbc0e6537e0782c7d" office:value-type="string">
            <text:p>TIPO DE CAMBIO EN Bs POR UNIDAD DE MONEDA EXTRANJERA</text:p>
          </table:table-cell>
          <table:table-cell table:style-name="odsStyleTableCell-bae071660836fddbbc0e6537e0782c7d" office:value-type="string">
            <text:p>TIPO DE CAMBIO EN M.E.</text:p>
          </table:table-cell>
        </table:table-row>
        <table:table-row table:style-name="ro1">
          <table:table-cell table:style-name="odsStyleTableCell-f11fe7e22ee82df4c5d7c5a4e9adfc50" office:value-type="string">
            <text:p>ESTADOS UNIDOS</text:p>
          </table:table-cell>
          <table:table-cell table:style-name="odsStyleTableCell-f11fe7e22ee82df4c5d7c5a4e9adfc50" office:value-type="string">
            <text:p>DOLAR VENTA</text:p>
          </table:table-cell>
          <table:table-cell table:style-name="odsStyleTableCell-f11fe7e22ee82df4c5d7c5a4e9adfc50" office:value-type="string">
            <text:p>USD.VENTA</text:p>
          </table:table-cell>
          <table:table-cell table:style-name="odsStyleTableCell-bf285e9409272e011c5d2fec6304736f" office:value-type="string">
            <text:p>6.96000</text:p>
          </table:table-cell>
          <table:table-cell table:style-name="odsStyleTableCell-bf285e9409272e011c5d2fec6304736f" office:value-type="string">
            <text:p/>
          </table:table-cell>
        </table:table-row>
        <table:table-row table:style-name="ro1">
          <table:table-cell table:style-name="odsStyleTableCell-f11fe7e22ee82df4c5d7c5a4e9adfc50" office:value-type="string">
            <text:p>ESTADOS UNIDOS</text:p>
          </table:table-cell>
          <table:table-cell table:style-name="odsStyleTableCell-f11fe7e22ee82df4c5d7c5a4e9adfc50" office:value-type="string">
            <text:p>DOLAR COMPRA</text:p>
          </table:table-cell>
          <table:table-cell table:style-name="odsStyleTableCell-f11fe7e22ee82df4c5d7c5a4e9adfc50" office:value-type="string">
            <text:p>USD.COMPRA</text:p>
          </table:table-cell>
          <table:table-cell table:style-name="odsStyleTableCell-bf285e9409272e011c5d2fec6304736f" office:value-type="string">
            <text:p>6.86000</text:p>
          </table:table-cell>
          <table:table-cell table:style-name="odsStyleTableCell-bf285e9409272e011c5d2fec6304736f" office:value-type="string">
            <text:p/>
          </table:table-cell>
        </table:table-row>
        <table:table-row table:style-name="ro1">
          <table:table-cell table:style-name="odsStyleTableCell-f11fe7e22ee82df4c5d7c5a4e9adfc50" office:value-type="string">
            <text:p>UNION EUROPEA</text:p>
          </table:table-cell>
          <table:table-cell table:style-name="odsStyleTableCell-f11fe7e22ee82df4c5d7c5a4e9adfc50" office:value-type="string">
            <text:p>EURO</text:p>
          </table:table-cell>
          <table:table-cell table:style-name="odsStyleTableCell-f11fe7e22ee82df4c5d7c5a4e9adfc50" office:value-type="string">
            <text:p>EUR</text:p>
          </table:table-cell>
          <table:table-cell table:style-name="odsStyleTableCell-bf285e9409272e011c5d2fec6304736f" office:value-type="string">
            <text:p>7.33266</text:p>
          </table:table-cell>
          <table:table-cell table:style-name="odsStyleTableCell-bf285e9409272e011c5d2fec6304736f" office:value-type="string">
            <text:p>0.93554</text:p>
          </table:table-cell>
        </table:table-row>
        <table:table-row table:style-name="ro1">
          <table:table-cell table:style-name="odsStyleTableCell-f11fe7e22ee82df4c5d7c5a4e9adfc50" office:value-type="string">
            <text:p>JAPON</text:p>
          </table:table-cell>
          <table:table-cell table:style-name="odsStyleTableCell-f11fe7e22ee82df4c5d7c5a4e9adfc50" office:value-type="string">
            <text:p>YEN</text:p>
          </table:table-cell>
          <table:table-cell table:style-name="odsStyleTableCell-f11fe7e22ee82df4c5d7c5a4e9adfc50" office:value-type="string">
            <text:p>JPY</text:p>
          </table:table-cell>
          <table:table-cell table:style-name="odsStyleTableCell-bf285e9409272e011c5d2fec6304736f" office:value-type="string">
            <text:p>0.04417</text:p>
          </table:table-cell>
          <table:table-cell table:style-name="odsStyleTableCell-bf285e9409272e011c5d2fec6304736f" office:value-type="string">
            <text:p>155.30000</text:p>
          </table:table-cell>
        </table:table-row>
        <table:table-row table:style-name="ro1">
          <table:table-cell table:style-name="odsStyleTableCell-f11fe7e22ee82df4c5d7c5a4e9adfc50" office:value-type="string">
            <text:p>ARABIA SAUDITA</text:p>
          </table:table-cell>
          <table:table-cell table:style-name="odsStyleTableCell-f11fe7e22ee82df4c5d7c5a4e9adfc50" office:value-type="string">
            <text:p>RIYAL SAUDÍ</text:p>
          </table:table-cell>
          <table:table-cell table:style-name="odsStyleTableCell-f11fe7e22ee82df4c5d7c5a4e9adfc50" office:value-type="string">
            <text:p>SAR</text:p>
          </table:table-cell>
          <table:table-cell table:style-name="odsStyleTableCell-bf285e9409272e011c5d2fec6304736f" office:value-type="string">
            <text:p>1.82899</text:p>
          </table:table-cell>
          <table:table-cell table:style-name="odsStyleTableCell-bf285e9409272e011c5d2fec6304736f" office:value-type="string">
            <text:p>3.75070</text:p>
          </table:table-cell>
        </table:table-row>
        <table:table-row table:style-name="ro1">
          <table:table-cell table:style-name="odsStyleTableCell-f11fe7e22ee82df4c5d7c5a4e9adfc50" office:value-type="string">
            <text:p>ARGELIA</text:p>
          </table:table-cell>
          <table:table-cell table:style-name="odsStyleTableCell-f11fe7e22ee82df4c5d7c5a4e9adfc50" office:value-type="string">
            <text:p>DINAR ARGELINO</text:p>
          </table:table-cell>
          <table:table-cell table:style-name="odsStyleTableCell-f11fe7e22ee82df4c5d7c5a4e9adfc50" office:value-type="string">
            <text:p>DZD</text:p>
          </table:table-cell>
          <table:table-cell table:style-name="odsStyleTableCell-bf285e9409272e011c5d2fec6304736f" office:value-type="string">
            <text:p>0.05105</text:p>
          </table:table-cell>
          <table:table-cell table:style-name="odsStyleTableCell-bf285e9409272e011c5d2fec6304736f" office:value-type="string">
            <text:p>134.37970</text:p>
          </table:table-cell>
        </table:table-row>
        <table:table-row table:style-name="ro1">
          <table:table-cell table:style-name="odsStyleTableCell-f11fe7e22ee82df4c5d7c5a4e9adfc50" office:value-type="string">
            <text:p>ARGENTINA</text:p>
          </table:table-cell>
          <table:table-cell table:style-name="odsStyleTableCell-f11fe7e22ee82df4c5d7c5a4e9adfc50" office:value-type="string">
            <text:p>PESO</text:p>
          </table:table-cell>
          <table:table-cell table:style-name="odsStyleTableCell-f11fe7e22ee82df4c5d7c5a4e9adfc50" office:value-type="string">
            <text:p>ARS</text:p>
          </table:table-cell>
          <table:table-cell table:style-name="odsStyleTableCell-bf285e9409272e011c5d2fec6304736f" office:value-type="string">
            <text:p>0.00786</text:p>
          </table:table-cell>
          <table:table-cell table:style-name="odsStyleTableCell-bf285e9409272e011c5d2fec6304736f" office:value-type="string">
            <text:p>873.19200</text:p>
          </table:table-cell>
        </table:table-row>
        <table:table-row table:style-name="ro1">
          <table:table-cell table:style-name="odsStyleTableCell-f11fe7e22ee82df4c5d7c5a4e9adfc50" office:value-type="string">
            <text:p>AUSTRALIA</text:p>
          </table:table-cell>
          <table:table-cell table:style-name="odsStyleTableCell-f11fe7e22ee82df4c5d7c5a4e9adfc50" office:value-type="string">
            <text:p>DÓLAR</text:p>
          </table:table-cell>
          <table:table-cell table:style-name="odsStyleTableCell-f11fe7e22ee82df4c5d7c5a4e9adfc50" office:value-type="string">
            <text:p>AUD</text:p>
          </table:table-cell>
          <table:table-cell table:style-name="odsStyleTableCell-bf285e9409272e011c5d2fec6304736f" office:value-type="string">
            <text:p>4.45284</text:p>
          </table:table-cell>
          <table:table-cell table:style-name="odsStyleTableCell-bf285e9409272e011c5d2fec6304736f" office:value-type="string">
            <text:p>1.54059</text:p>
          </table:table-cell>
        </table:table-row>
        <table:table-row table:style-name="ro1">
          <table:table-cell table:style-name="odsStyleTableCell-f11fe7e22ee82df4c5d7c5a4e9adfc50" office:value-type="string">
            <text:p>BRASIL</text:p>
          </table:table-cell>
          <table:table-cell table:style-name="odsStyleTableCell-f11fe7e22ee82df4c5d7c5a4e9adfc50" office:value-type="string">
            <text:p>REAL</text:p>
          </table:table-cell>
          <table:table-cell table:style-name="odsStyleTableCell-f11fe7e22ee82df4c5d7c5a4e9adfc50" office:value-type="string">
            <text:p>BRL</text:p>
          </table:table-cell>
          <table:table-cell table:style-name="odsStyleTableCell-bf285e9409272e011c5d2fec6304736f" office:value-type="string">
            <text:p>1.33178</text:p>
          </table:table-cell>
          <table:table-cell table:style-name="odsStyleTableCell-bf285e9409272e011c5d2fec6304736f" office:value-type="string">
            <text:p>5.15100</text:p>
          </table:table-cell>
        </table:table-row>
        <table:table-row table:style-name="ro1">
          <table:table-cell table:style-name="odsStyleTableCell-f11fe7e22ee82df4c5d7c5a4e9adfc50" office:value-type="string">
            <text:p>CANADA</text:p>
          </table:table-cell>
          <table:table-cell table:style-name="odsStyleTableCell-f11fe7e22ee82df4c5d7c5a4e9adfc50" office:value-type="string">
            <text:p>DÓLAR</text:p>
          </table:table-cell>
          <table:table-cell table:style-name="odsStyleTableCell-f11fe7e22ee82df4c5d7c5a4e9adfc50" office:value-type="string">
            <text:p>CAD</text:p>
          </table:table-cell>
          <table:table-cell table:style-name="odsStyleTableCell-bf285e9409272e011c5d2fec6304736f" office:value-type="string">
            <text:p>5.00401</text:p>
          </table:table-cell>
          <table:table-cell table:style-name="odsStyleTableCell-bf285e9409272e011c5d2fec6304736f" office:value-type="string">
            <text:p>1.37090</text:p>
          </table:table-cell>
        </table:table-row>
        <table:table-row table:style-name="ro1">
          <table:table-cell table:style-name="odsStyleTableCell-f11fe7e22ee82df4c5d7c5a4e9adfc50" office:value-type="string">
            <text:p>CHILE</text:p>
          </table:table-cell>
          <table:table-cell table:style-name="odsStyleTableCell-f11fe7e22ee82df4c5d7c5a4e9adfc50" office:value-type="string">
            <text:p>PESO</text:p>
          </table:table-cell>
          <table:table-cell table:style-name="odsStyleTableCell-f11fe7e22ee82df4c5d7c5a4e9adfc50" office:value-type="string">
            <text:p>CLP</text:p>
          </table:table-cell>
          <table:table-cell table:style-name="odsStyleTableCell-bf285e9409272e011c5d2fec6304736f" office:value-type="string">
            <text:p>0.00720</text:p>
          </table:table-cell>
          <table:table-cell table:style-name="odsStyleTableCell-bf285e9409272e011c5d2fec6304736f" office:value-type="string">
            <text:p>953.09000</text:p>
          </table:table-cell>
        </table:table-row>
        <table:table-row table:style-name="ro1">
          <table:table-cell table:style-name="odsStyleTableCell-f11fe7e22ee82df4c5d7c5a4e9adfc50" office:value-type="string">
            <text:p>COLOMBIA</text:p>
          </table:table-cell>
          <table:table-cell table:style-name="odsStyleTableCell-f11fe7e22ee82df4c5d7c5a4e9adfc50" office:value-type="string">
            <text:p>PESO</text:p>
          </table:table-cell>
          <table:table-cell table:style-name="odsStyleTableCell-f11fe7e22ee82df4c5d7c5a4e9adfc50" office:value-type="string">
            <text:p>COP</text:p>
          </table:table-cell>
          <table:table-cell table:style-name="odsStyleTableCell-bf285e9409272e011c5d2fec6304736f" office:value-type="string">
            <text:p>0.00174</text:p>
          </table:table-cell>
          <table:table-cell table:style-name="odsStyleTableCell-bf285e9409272e011c5d2fec6304736f" office:value-type="string">
            <text:p>3,938.53000</text:p>
          </table:table-cell>
        </table:table-row>
        <table:table-row table:style-name="ro1">
          <table:table-cell table:style-name="odsStyleTableCell-f11fe7e22ee82df4c5d7c5a4e9adfc50" office:value-type="string">
            <text:p>COREA DEL SUR</text:p>
          </table:table-cell>
          <table:table-cell table:style-name="odsStyleTableCell-f11fe7e22ee82df4c5d7c5a4e9adfc50" office:value-type="string">
            <text:p>WON</text:p>
          </table:table-cell>
          <table:table-cell table:style-name="odsStyleTableCell-f11fe7e22ee82df4c5d7c5a4e9adfc50" office:value-type="string">
            <text:p>KRW</text:p>
          </table:table-cell>
          <table:table-cell table:style-name="odsStyleTableCell-bf285e9409272e011c5d2fec6304736f" office:value-type="string">
            <text:p>0.00501</text:p>
          </table:table-cell>
          <table:table-cell table:style-name="odsStyleTableCell-bf285e9409272e011c5d2fec6304736f" office:value-type="string">
            <text:p>1,369.48000</text:p>
          </table:table-cell>
        </table:table-row>
        <table:table-row table:style-name="ro1">
          <table:table-cell table:style-name="odsStyleTableCell-f11fe7e22ee82df4c5d7c5a4e9adfc50" office:value-type="string">
            <text:p>COSTA RICA</text:p>
          </table:table-cell>
          <table:table-cell table:style-name="odsStyleTableCell-f11fe7e22ee82df4c5d7c5a4e9adfc50" office:value-type="string">
            <text:p>COLON COSTARRICENSE</text:p>
          </table:table-cell>
          <table:table-cell table:style-name="odsStyleTableCell-f11fe7e22ee82df4c5d7c5a4e9adfc50" office:value-type="string">
            <text:p>CRC</text:p>
          </table:table-cell>
          <table:table-cell table:style-name="odsStyleTableCell-bf285e9409272e011c5d2fec6304736f" office:value-type="string">
            <text:p>0.01363</text:p>
          </table:table-cell>
          <table:table-cell table:style-name="odsStyleTableCell-bf285e9409272e011c5d2fec6304736f" office:value-type="string">
            <text:p>503.25000</text:p>
          </table:table-cell>
        </table:table-row>
        <table:table-row table:style-name="ro1">
          <table:table-cell table:style-name="odsStyleTableCell-f11fe7e22ee82df4c5d7c5a4e9adfc50" office:value-type="string">
            <text:p>REPUBLICA CHECA</text:p>
          </table:table-cell>
          <table:table-cell table:style-name="odsStyleTableCell-f11fe7e22ee82df4c5d7c5a4e9adfc50" office:value-type="string">
            <text:p>CORONA CHECA</text:p>
          </table:table-cell>
          <table:table-cell table:style-name="odsStyleTableCell-f11fe7e22ee82df4c5d7c5a4e9adfc50" office:value-type="string">
            <text:p>CZK</text:p>
          </table:table-cell>
          <table:table-cell table:style-name="odsStyleTableCell-bf285e9409272e011c5d2fec6304736f" office:value-type="string">
            <text:p>0.29055</text:p>
          </table:table-cell>
          <table:table-cell table:style-name="odsStyleTableCell-bf285e9409272e011c5d2fec6304736f" office:value-type="string">
            <text:p>23.61050</text:p>
          </table:table-cell>
        </table:table-row>
        <table:table-row table:style-name="ro1">
          <table:table-cell table:style-name="odsStyleTableCell-f11fe7e22ee82df4c5d7c5a4e9adfc50" office:value-type="string">
            <text:p>DINAMARCA</text:p>
          </table:table-cell>
          <table:table-cell table:style-name="odsStyleTableCell-f11fe7e22ee82df4c5d7c5a4e9adfc50" office:value-type="string">
            <text:p>CORONA</text:p>
          </table:table-cell>
          <table:table-cell table:style-name="odsStyleTableCell-f11fe7e22ee82df4c5d7c5a4e9adfc50" office:value-type="string">
            <text:p>DKK</text:p>
          </table:table-cell>
          <table:table-cell table:style-name="odsStyleTableCell-bf285e9409272e011c5d2fec6304736f" office:value-type="string">
            <text:p>0.98319</text:p>
          </table:table-cell>
          <table:table-cell table:style-name="odsStyleTableCell-bf285e9409272e011c5d2fec6304736f" office:value-type="string">
            <text:p>6.97730</text:p>
          </table:table-cell>
        </table:table-row>
        <table:table-row table:style-name="ro1">
          <table:table-cell table:style-name="odsStyleTableCell-f11fe7e22ee82df4c5d7c5a4e9adfc50" office:value-type="string">
            <text:p>ECUADOR</text:p>
          </table:table-cell>
          <table:table-cell table:style-name="odsStyleTableCell-f11fe7e22ee82df4c5d7c5a4e9adfc50" office:value-type="string">
            <text:p>DÓLAR</text:p>
          </table:table-cell>
          <table:table-cell table:style-name="odsStyleTableCell-f11fe7e22ee82df4c5d7c5a4e9adfc50" office:value-type="string">
            <text:p>USD</text:p>
          </table:table-cell>
          <table:table-cell table:style-name="odsStyleTableCell-bf285e9409272e011c5d2fec6304736f" office:value-type="string">
            <text:p>6.86000</text:p>
          </table:table-cell>
          <table:table-cell table:style-name="odsStyleTableCell-bf285e9409272e011c5d2fec6304736f" office:value-type="string">
            <text:p>1.00000</text:p>
          </table:table-cell>
        </table:table-row>
        <table:table-row table:style-name="ro1">
          <table:table-cell table:style-name="odsStyleTableCell-f11fe7e22ee82df4c5d7c5a4e9adfc50" office:value-type="string">
            <text:p>EMIRATOS ARABES</text:p>
          </table:table-cell>
          <table:table-cell table:style-name="odsStyleTableCell-f11fe7e22ee82df4c5d7c5a4e9adfc50" office:value-type="string">
            <text:p>DIRHAM</text:p>
          </table:table-cell>
          <table:table-cell table:style-name="odsStyleTableCell-f11fe7e22ee82df4c5d7c5a4e9adfc50" office:value-type="string">
            <text:p>AED</text:p>
          </table:table-cell>
          <table:table-cell table:style-name="odsStyleTableCell-bf285e9409272e011c5d2fec6304736f" office:value-type="string">
            <text:p>1.86773</text:p>
          </table:table-cell>
          <table:table-cell table:style-name="odsStyleTableCell-bf285e9409272e011c5d2fec6304736f" office:value-type="string">
            <text:p>3.67290</text:p>
          </table:table-cell>
        </table:table-row>
        <table:table-row table:style-name="ro1">
          <table:table-cell table:style-name="odsStyleTableCell-f11fe7e22ee82df4c5d7c5a4e9adfc50" office:value-type="string">
            <text:p>FILIPINAS</text:p>
          </table:table-cell>
          <table:table-cell table:style-name="odsStyleTableCell-f11fe7e22ee82df4c5d7c5a4e9adfc50" office:value-type="string">
            <text:p>PESO FILIPINO</text:p>
          </table:table-cell>
          <table:table-cell table:style-name="odsStyleTableCell-f11fe7e22ee82df4c5d7c5a4e9adfc50" office:value-type="string">
            <text:p>PHP</text:p>
          </table:table-cell>
          <table:table-cell table:style-name="odsStyleTableCell-bf285e9409272e011c5d2fec6304736f" office:value-type="string">
            <text:p>0.11918</text:p>
          </table:table-cell>
          <table:table-cell table:style-name="odsStyleTableCell-bf285e9409272e011c5d2fec6304736f" office:value-type="string">
            <text:p>57.55800</text:p>
          </table:table-cell>
        </table:table-row>
        <table:table-row table:style-name="ro1">
          <table:table-cell table:style-name="odsStyleTableCell-f11fe7e22ee82df4c5d7c5a4e9adfc50" office:value-type="string">
            <text:p>HAITÍ</text:p>
          </table:table-cell>
          <table:table-cell table:style-name="odsStyleTableCell-f11fe7e22ee82df4c5d7c5a4e9adfc50" office:value-type="string">
            <text:p>GOURDE</text:p>
          </table:table-cell>
          <table:table-cell table:style-name="odsStyleTableCell-f11fe7e22ee82df4c5d7c5a4e9adfc50" office:value-type="string">
            <text:p>HTG</text:p>
          </table:table-cell>
          <table:table-cell table:style-name="odsStyleTableCell-bf285e9409272e011c5d2fec6304736f" office:value-type="string">
            <text:p>0.05189</text:p>
          </table:table-cell>
          <table:table-cell table:style-name="odsStyleTableCell-bf285e9409272e011c5d2fec6304736f" office:value-type="string">
            <text:p>132.19230</text:p>
          </table:table-cell>
        </table:table-row>
        <table:table-row table:style-name="ro1">
          <table:table-cell table:style-name="odsStyleTableCell-f11fe7e22ee82df4c5d7c5a4e9adfc50" office:value-type="string">
            <text:p>HONG KONG</text:p>
          </table:table-cell>
          <table:table-cell table:style-name="odsStyleTableCell-f11fe7e22ee82df4c5d7c5a4e9adfc50" office:value-type="string">
            <text:p>DÓLAR</text:p>
          </table:table-cell>
          <table:table-cell table:style-name="odsStyleTableCell-f11fe7e22ee82df4c5d7c5a4e9adfc50" office:value-type="string">
            <text:p>HKD</text:p>
          </table:table-cell>
          <table:table-cell table:style-name="odsStyleTableCell-bf285e9409272e011c5d2fec6304736f" office:value-type="string">
            <text:p>0.87593</text:p>
          </table:table-cell>
          <table:table-cell table:style-name="odsStyleTableCell-bf285e9409272e011c5d2fec6304736f" office:value-type="string">
            <text:p>7.83170</text:p>
          </table:table-cell>
        </table:table-row>
        <table:table-row table:style-name="ro1">
          <table:table-cell table:style-name="odsStyleTableCell-f11fe7e22ee82df4c5d7c5a4e9adfc50" office:value-type="string">
            <text:p>INDIA</text:p>
          </table:table-cell>
          <table:table-cell table:style-name="odsStyleTableCell-f11fe7e22ee82df4c5d7c5a4e9adfc50" office:value-type="string">
            <text:p>RUPIA</text:p>
          </table:table-cell>
          <table:table-cell table:style-name="odsStyleTableCell-f11fe7e22ee82df4c5d7c5a4e9adfc50" office:value-type="string">
            <text:p>INR</text:p>
          </table:table-cell>
          <table:table-cell table:style-name="odsStyleTableCell-bf285e9409272e011c5d2fec6304736f" office:value-type="string">
            <text:p>0.08233</text:p>
          </table:table-cell>
          <table:table-cell table:style-name="odsStyleTableCell-bf285e9409272e011c5d2fec6304736f" office:value-type="string">
            <text:p>83.32000</text:p>
          </table:table-cell>
        </table:table-row>
        <table:table-row table:style-name="ro1">
          <table:table-cell table:style-name="odsStyleTableCell-f11fe7e22ee82df4c5d7c5a4e9adfc50" office:value-type="string">
            <text:p>INDONESIA</text:p>
          </table:table-cell>
          <table:table-cell table:style-name="odsStyleTableCell-f11fe7e22ee82df4c5d7c5a4e9adfc50" office:value-type="string">
            <text:p>RUPIA INDONESIA</text:p>
          </table:table-cell>
          <table:table-cell table:style-name="odsStyleTableCell-f11fe7e22ee82df4c5d7c5a4e9adfc50" office:value-type="string">
            <text:p>IDR</text:p>
          </table:table-cell>
          <table:table-cell table:style-name="odsStyleTableCell-bf285e9409272e011c5d2fec6304736f" office:value-type="string">
            <text:p>0.00042</text:p>
          </table:table-cell>
          <table:table-cell table:style-name="odsStyleTableCell-bf285e9409272e011c5d2fec6304736f" office:value-type="string">
            <text:p>16,154.00000</text:p>
          </table:table-cell>
        </table:table-row>
        <table:table-row table:style-name="ro1">
          <table:table-cell table:style-name="odsStyleTableCell-f11fe7e22ee82df4c5d7c5a4e9adfc50" office:value-type="string">
            <text:p>ISRAEL</text:p>
          </table:table-cell>
          <table:table-cell table:style-name="odsStyleTableCell-f11fe7e22ee82df4c5d7c5a4e9adfc50" office:value-type="string">
            <text:p>NUEVO SÉQUEL</text:p>
          </table:table-cell>
          <table:table-cell table:style-name="odsStyleTableCell-f11fe7e22ee82df4c5d7c5a4e9adfc50" office:value-type="string">
            <text:p>ILS</text:p>
          </table:table-cell>
          <table:table-cell table:style-name="odsStyleTableCell-bf285e9409272e011c5d2fec6304736f" office:value-type="string">
            <text:p>1.81093</text:p>
          </table:table-cell>
          <table:table-cell table:style-name="odsStyleTableCell-bf285e9409272e011c5d2fec6304736f" office:value-type="string">
            <text:p>3.78810</text:p>
          </table:table-cell>
        </table:table-row>
        <table:table-row table:style-name="ro1">
          <table:table-cell table:style-name="odsStyleTableCell-f11fe7e22ee82df4c5d7c5a4e9adfc50" office:value-type="string">
            <text:p>MALASIA</text:p>
          </table:table-cell>
          <table:table-cell table:style-name="odsStyleTableCell-f11fe7e22ee82df4c5d7c5a4e9adfc50" office:value-type="string">
            <text:p>RINGGIT MALAYO</text:p>
          </table:table-cell>
          <table:table-cell table:style-name="odsStyleTableCell-f11fe7e22ee82df4c5d7c5a4e9adfc50" office:value-type="string">
            <text:p>MYR</text:p>
          </table:table-cell>
          <table:table-cell table:style-name="odsStyleTableCell-bf285e9409272e011c5d2fec6304736f" office:value-type="string">
            <text:p>1.43596</text:p>
          </table:table-cell>
          <table:table-cell table:style-name="odsStyleTableCell-bf285e9409272e011c5d2fec6304736f" office:value-type="string">
            <text:p>4.77730</text:p>
          </table:table-cell>
        </table:table-row>
        <table:table-row table:style-name="ro1">
          <table:table-cell table:style-name="odsStyleTableCell-f11fe7e22ee82df4c5d7c5a4e9adfc50" office:value-type="string">
            <text:p>MEXICO</text:p>
          </table:table-cell>
          <table:table-cell table:style-name="odsStyleTableCell-f11fe7e22ee82df4c5d7c5a4e9adfc50" office:value-type="string">
            <text:p>PESO</text:p>
          </table:table-cell>
          <table:table-cell table:style-name="odsStyleTableCell-f11fe7e22ee82df4c5d7c5a4e9adfc50" office:value-type="string">
            <text:p>MXN</text:p>
          </table:table-cell>
          <table:table-cell table:style-name="odsStyleTableCell-bf285e9409272e011c5d2fec6304736f" office:value-type="string">
            <text:p>0.40179</text:p>
          </table:table-cell>
          <table:table-cell table:style-name="odsStyleTableCell-bf285e9409272e011c5d2fec6304736f" office:value-type="string">
            <text:p>17.07370</text:p>
          </table:table-cell>
        </table:table-row>
        <table:table-row table:style-name="ro1">
          <table:table-cell table:style-name="odsStyleTableCell-f11fe7e22ee82df4c5d7c5a4e9adfc50" office:value-type="string">
            <text:p>NORUEGA</text:p>
          </table:table-cell>
          <table:table-cell table:style-name="odsStyleTableCell-f11fe7e22ee82df4c5d7c5a4e9adfc50" office:value-type="string">
            <text:p>CORONA</text:p>
          </table:table-cell>
          <table:table-cell table:style-name="odsStyleTableCell-f11fe7e22ee82df4c5d7c5a4e9adfc50" office:value-type="string">
            <text:p>NOK</text:p>
          </table:table-cell>
          <table:table-cell table:style-name="odsStyleTableCell-bf285e9409272e011c5d2fec6304736f" office:value-type="string">
            <text:p>0.62404</text:p>
          </table:table-cell>
          <table:table-cell table:style-name="odsStyleTableCell-bf285e9409272e011c5d2fec6304736f" office:value-type="string">
            <text:p>10.99280</text:p>
          </table:table-cell>
        </table:table-row>
        <table:table-row table:style-name="ro1">
          <table:table-cell table:style-name="odsStyleTableCell-f11fe7e22ee82df4c5d7c5a4e9adfc50" office:value-type="string">
            <text:p>PANAMÁ</text:p>
          </table:table-cell>
          <table:table-cell table:style-name="odsStyleTableCell-f11fe7e22ee82df4c5d7c5a4e9adfc50" office:value-type="string">
            <text:p>BALBOA</text:p>
          </table:table-cell>
          <table:table-cell table:style-name="odsStyleTableCell-f11fe7e22ee82df4c5d7c5a4e9adfc50" office:value-type="string">
            <text:p>PAB</text:p>
          </table:table-cell>
          <table:table-cell table:style-name="odsStyleTableCell-bf285e9409272e011c5d2fec6304736f" office:value-type="string">
            <text:p>6.86000</text:p>
          </table:table-cell>
          <table:table-cell table:style-name="odsStyleTableCell-bf285e9409272e011c5d2fec6304736f" office:value-type="string">
            <text:p>1.00000</text:p>
          </table:table-cell>
        </table:table-row>
        <table:table-row table:style-name="ro1">
          <table:table-cell table:style-name="odsStyleTableCell-f11fe7e22ee82df4c5d7c5a4e9adfc50" office:value-type="string">
            <text:p>PARAGUAY</text:p>
          </table:table-cell>
          <table:table-cell table:style-name="odsStyleTableCell-f11fe7e22ee82df4c5d7c5a4e9adfc50" office:value-type="string">
            <text:p>GUARANI</text:p>
          </table:table-cell>
          <table:table-cell table:style-name="odsStyleTableCell-f11fe7e22ee82df4c5d7c5a4e9adfc50" office:value-type="string">
            <text:p>PYG</text:p>
          </table:table-cell>
          <table:table-cell table:style-name="odsStyleTableCell-bf285e9409272e011c5d2fec6304736f" office:value-type="string">
            <text:p>0.00092</text:p>
          </table:table-cell>
          <table:table-cell table:style-name="odsStyleTableCell-bf285e9409272e011c5d2fec6304736f" office:value-type="string">
            <text:p>7,429.60000</text:p>
          </table:table-cell>
        </table:table-row>
        <table:table-row table:style-name="ro1">
          <table:table-cell table:style-name="odsStyleTableCell-f11fe7e22ee82df4c5d7c5a4e9adfc50" office:value-type="string">
            <text:p>PERU</text:p>
          </table:table-cell>
          <table:table-cell table:style-name="odsStyleTableCell-f11fe7e22ee82df4c5d7c5a4e9adfc50" office:value-type="string">
            <text:p>NUEVO SOL</text:p>
          </table:table-cell>
          <table:table-cell table:style-name="odsStyleTableCell-f11fe7e22ee82df4c5d7c5a4e9adfc50" office:value-type="string">
            <text:p>PEN</text:p>
          </table:table-cell>
          <table:table-cell table:style-name="odsStyleTableCell-bf285e9409272e011c5d2fec6304736f" office:value-type="string">
            <text:p>1.83875</text:p>
          </table:table-cell>
          <table:table-cell table:style-name="odsStyleTableCell-bf285e9409272e011c5d2fec6304736f" office:value-type="string">
            <text:p>3.73080</text:p>
          </table:table-cell>
        </table:table-row>
        <table:table-row table:style-name="ro1">
          <table:table-cell table:style-name="odsStyleTableCell-f11fe7e22ee82df4c5d7c5a4e9adfc50" office:value-type="string">
            <text:p>REINO UNIDO</text:p>
          </table:table-cell>
          <table:table-cell table:style-name="odsStyleTableCell-f11fe7e22ee82df4c5d7c5a4e9adfc50" office:value-type="string">
            <text:p>LIBRA</text:p>
          </table:table-cell>
          <table:table-cell table:style-name="odsStyleTableCell-f11fe7e22ee82df4c5d7c5a4e9adfc50" office:value-type="string">
            <text:p>GBP</text:p>
          </table:table-cell>
          <table:table-cell table:style-name="odsStyleTableCell-bf285e9409272e011c5d2fec6304736f" office:value-type="string">
            <text:p>8.53935</text:p>
          </table:table-cell>
          <table:table-cell table:style-name="odsStyleTableCell-bf285e9409272e011c5d2fec6304736f" office:value-type="string">
            <text:p>0.80334</text:p>
          </table:table-cell>
        </table:table-row>
        <table:table-row table:style-name="ro1">
          <table:table-cell table:style-name="odsStyleTableCell-f11fe7e22ee82df4c5d7c5a4e9adfc50" office:value-type="string">
            <text:p>REPÚBLICA DOMINICANA</text:p>
          </table:table-cell>
          <table:table-cell table:style-name="odsStyleTableCell-f11fe7e22ee82df4c5d7c5a4e9adfc50" office:value-type="string">
            <text:p>PESO DOMINICANO</text:p>
          </table:table-cell>
          <table:table-cell table:style-name="odsStyleTableCell-f11fe7e22ee82df4c5d7c5a4e9adfc50" office:value-type="string">
            <text:p>DOP</text:p>
          </table:table-cell>
          <table:table-cell table:style-name="odsStyleTableCell-bf285e9409272e011c5d2fec6304736f" office:value-type="string">
            <text:p>0.11665</text:p>
          </table:table-cell>
          <table:table-cell table:style-name="odsStyleTableCell-bf285e9409272e011c5d2fec6304736f" office:value-type="string">
            <text:p>58.81000</text:p>
          </table:table-cell>
        </table:table-row>
        <table:table-row table:style-name="ro1">
          <table:table-cell table:style-name="odsStyleTableCell-f11fe7e22ee82df4c5d7c5a4e9adfc50" office:value-type="string">
            <text:p>REP.POPULAR CHINA</text:p>
          </table:table-cell>
          <table:table-cell table:style-name="odsStyleTableCell-f11fe7e22ee82df4c5d7c5a4e9adfc50" office:value-type="string">
            <text:p>YUAN RENMINBI OFFSHORE</text:p>
          </table:table-cell>
          <table:table-cell table:style-name="odsStyleTableCell-f11fe7e22ee82df4c5d7c5a4e9adfc50" office:value-type="string">
            <text:p>CNH</text:p>
          </table:table-cell>
          <table:table-cell table:style-name="odsStyleTableCell-bf285e9409272e011c5d2fec6304736f" office:value-type="string">
            <text:p>0.94316</text:p>
          </table:table-cell>
          <table:table-cell table:style-name="odsStyleTableCell-bf285e9409272e011c5d2fec6304736f" office:value-type="string">
            <text:p>7.27340</text:p>
          </table:table-cell>
        </table:table-row>
        <table:table-row table:style-name="ro1">
          <table:table-cell table:style-name="odsStyleTableCell-f11fe7e22ee82df4c5d7c5a4e9adfc50" office:value-type="string">
            <text:p>RUSIA</text:p>
          </table:table-cell>
          <table:table-cell table:style-name="odsStyleTableCell-f11fe7e22ee82df4c5d7c5a4e9adfc50" office:value-type="string">
            <text:p>RUBLO RUSO</text:p>
          </table:table-cell>
          <table:table-cell table:style-name="odsStyleTableCell-f11fe7e22ee82df4c5d7c5a4e9adfc50" office:value-type="string">
            <text:p>RUB</text:p>
          </table:table-cell>
          <table:table-cell table:style-name="odsStyleTableCell-bf285e9409272e011c5d2fec6304736f" office:value-type="string">
            <text:p>0.07431</text:p>
          </table:table-cell>
          <table:table-cell table:style-name="odsStyleTableCell-bf285e9409272e011c5d2fec6304736f" office:value-type="string">
            <text:p>92.31160</text:p>
          </table:table-cell>
        </table:table-row>
        <table:table-row table:style-name="ro1">
          <table:table-cell table:style-name="odsStyleTableCell-f11fe7e22ee82df4c5d7c5a4e9adfc50" office:value-type="string">
            <text:p>SINGAPUR</text:p>
          </table:table-cell>
          <table:table-cell table:style-name="odsStyleTableCell-f11fe7e22ee82df4c5d7c5a4e9adfc50" office:value-type="string">
            <text:p>DÓLAR</text:p>
          </table:table-cell>
          <table:table-cell table:style-name="odsStyleTableCell-f11fe7e22ee82df4c5d7c5a4e9adfc50" office:value-type="string">
            <text:p>SGD</text:p>
          </table:table-cell>
          <table:table-cell table:style-name="odsStyleTableCell-bf285e9409272e011c5d2fec6304736f" office:value-type="string">
            <text:p>5.03597</text:p>
          </table:table-cell>
          <table:table-cell table:style-name="odsStyleTableCell-bf285e9409272e011c5d2fec6304736f" office:value-type="string">
            <text:p>1.36220</text:p>
          </table:table-cell>
        </table:table-row>
        <table:table-row table:style-name="ro1">
          <table:table-cell table:style-name="odsStyleTableCell-f11fe7e22ee82df4c5d7c5a4e9adfc50" office:value-type="string">
            <text:p>SUDÁFRICA</text:p>
          </table:table-cell>
          <table:table-cell table:style-name="odsStyleTableCell-f11fe7e22ee82df4c5d7c5a4e9adfc50" office:value-type="string">
            <text:p>RAND</text:p>
          </table:table-cell>
          <table:table-cell table:style-name="odsStyleTableCell-f11fe7e22ee82df4c5d7c5a4e9adfc50" office:value-type="string">
            <text:p>ZAR</text:p>
          </table:table-cell>
          <table:table-cell table:style-name="odsStyleTableCell-bf285e9409272e011c5d2fec6304736f" office:value-type="string">
            <text:p>0.35681</text:p>
          </table:table-cell>
          <table:table-cell table:style-name="odsStyleTableCell-bf285e9409272e011c5d2fec6304736f" office:value-type="string">
            <text:p>19.22610</text:p>
          </table:table-cell>
        </table:table-row>
        <table:table-row table:style-name="ro1">
          <table:table-cell table:style-name="odsStyleTableCell-f11fe7e22ee82df4c5d7c5a4e9adfc50" office:value-type="string">
            <text:p>SUECIA</text:p>
          </table:table-cell>
          <table:table-cell table:style-name="odsStyleTableCell-f11fe7e22ee82df4c5d7c5a4e9adfc50" office:value-type="string">
            <text:p>CORONA</text:p>
          </table:table-cell>
          <table:table-cell table:style-name="odsStyleTableCell-f11fe7e22ee82df4c5d7c5a4e9adfc50" office:value-type="string">
            <text:p>SEK</text:p>
          </table:table-cell>
          <table:table-cell table:style-name="odsStyleTableCell-bf285e9409272e011c5d2fec6304736f" office:value-type="string">
            <text:p>0.62959</text:p>
          </table:table-cell>
          <table:table-cell table:style-name="odsStyleTableCell-bf285e9409272e011c5d2fec6304736f" office:value-type="string">
            <text:p>10.89600</text:p>
          </table:table-cell>
        </table:table-row>
        <table:table-row table:style-name="ro1">
          <table:table-cell table:style-name="odsStyleTableCell-f11fe7e22ee82df4c5d7c5a4e9adfc50" office:value-type="string">
            <text:p>SUIZA</text:p>
          </table:table-cell>
          <table:table-cell table:style-name="odsStyleTableCell-f11fe7e22ee82df4c5d7c5a4e9adfc50" office:value-type="string">
            <text:p>FRANCO</text:p>
          </table:table-cell>
          <table:table-cell table:style-name="odsStyleTableCell-f11fe7e22ee82df4c5d7c5a4e9adfc50" office:value-type="string">
            <text:p>CHF</text:p>
          </table:table-cell>
          <table:table-cell table:style-name="odsStyleTableCell-bf285e9409272e011c5d2fec6304736f" office:value-type="string">
            <text:p>7.50055</text:p>
          </table:table-cell>
          <table:table-cell table:style-name="odsStyleTableCell-bf285e9409272e011c5d2fec6304736f" office:value-type="string">
            <text:p>0.91460</text:p>
          </table:table-cell>
        </table:table-row>
        <table:table-row table:style-name="ro1">
          <table:table-cell table:style-name="odsStyleTableCell-f11fe7e22ee82df4c5d7c5a4e9adfc50" office:value-type="string">
            <text:p>TAILANDIA</text:p>
          </table:table-cell>
          <table:table-cell table:style-name="odsStyleTableCell-f11fe7e22ee82df4c5d7c5a4e9adfc50" office:value-type="string">
            <text:p>THAI BAHT</text:p>
          </table:table-cell>
          <table:table-cell table:style-name="odsStyleTableCell-f11fe7e22ee82df4c5d7c5a4e9adfc50" office:value-type="string">
            <text:p>THB</text:p>
          </table:table-cell>
          <table:table-cell table:style-name="odsStyleTableCell-bf285e9409272e011c5d2fec6304736f" office:value-type="string">
            <text:p>0.18500</text:p>
          </table:table-cell>
          <table:table-cell table:style-name="odsStyleTableCell-bf285e9409272e011c5d2fec6304736f" office:value-type="string">
            <text:p>37.08100</text:p>
          </table:table-cell>
        </table:table-row>
        <table:table-row table:style-name="ro1">
          <table:table-cell table:style-name="odsStyleTableCell-f11fe7e22ee82df4c5d7c5a4e9adfc50" office:value-type="string">
            <text:p>TAIWAN</text:p>
          </table:table-cell>
          <table:table-cell table:style-name="odsStyleTableCell-f11fe7e22ee82df4c5d7c5a4e9adfc50" office:value-type="string">
            <text:p>DÓLAR</text:p>
          </table:table-cell>
          <table:table-cell table:style-name="odsStyleTableCell-f11fe7e22ee82df4c5d7c5a4e9adfc50" office:value-type="string">
            <text:p>TWD</text:p>
          </table:table-cell>
          <table:table-cell table:style-name="odsStyleTableCell-bf285e9409272e011c5d2fec6304736f" office:value-type="string">
            <text:p>0.21082</text:p>
          </table:table-cell>
          <table:table-cell table:style-name="odsStyleTableCell-bf285e9409272e011c5d2fec6304736f" office:value-type="string">
            <text:p>32.54000</text:p>
          </table:table-cell>
        </table:table-row>
        <table:table-row table:style-name="ro1">
          <table:table-cell table:style-name="odsStyleTableCell-f11fe7e22ee82df4c5d7c5a4e9adfc50" office:value-type="string">
            <text:p>TÚNEZ</text:p>
          </table:table-cell>
          <table:table-cell table:style-name="odsStyleTableCell-f11fe7e22ee82df4c5d7c5a4e9adfc50" office:value-type="string">
            <text:p>DINAR TUNECINO</text:p>
          </table:table-cell>
          <table:table-cell table:style-name="odsStyleTableCell-f11fe7e22ee82df4c5d7c5a4e9adfc50" office:value-type="string">
            <text:p>TND</text:p>
          </table:table-cell>
          <table:table-cell table:style-name="odsStyleTableCell-bf285e9409272e011c5d2fec6304736f" office:value-type="string">
            <text:p>2.17992</text:p>
          </table:table-cell>
          <table:table-cell table:style-name="odsStyleTableCell-bf285e9409272e011c5d2fec6304736f" office:value-type="string">
            <text:p>3.14690</text:p>
          </table:table-cell>
        </table:table-row>
        <table:table-row table:style-name="ro1">
          <table:table-cell table:style-name="odsStyleTableCell-f11fe7e22ee82df4c5d7c5a4e9adfc50" office:value-type="string">
            <text:p>TURQUÍA</text:p>
          </table:table-cell>
          <table:table-cell table:style-name="odsStyleTableCell-f11fe7e22ee82df4c5d7c5a4e9adfc50" office:value-type="string">
            <text:p>LIRA TURCA</text:p>
          </table:table-cell>
          <table:table-cell table:style-name="odsStyleTableCell-f11fe7e22ee82df4c5d7c5a4e9adfc50" office:value-type="string">
            <text:p>TRY</text:p>
          </table:table-cell>
          <table:table-cell table:style-name="odsStyleTableCell-bf285e9409272e011c5d2fec6304736f" office:value-type="string">
            <text:p>0.21068</text:p>
          </table:table-cell>
          <table:table-cell table:style-name="odsStyleTableCell-bf285e9409272e011c5d2fec6304736f" office:value-type="string">
            <text:p>32.56120</text:p>
          </table:table-cell>
        </table:table-row>
        <table:table-row table:style-name="ro1">
          <table:table-cell table:style-name="odsStyleTableCell-f11fe7e22ee82df4c5d7c5a4e9adfc50" office:value-type="string">
            <text:p>URUGUAY</text:p>
          </table:table-cell>
          <table:table-cell table:style-name="odsStyleTableCell-f11fe7e22ee82df4c5d7c5a4e9adfc50" office:value-type="string">
            <text:p>PESO</text:p>
          </table:table-cell>
          <table:table-cell table:style-name="odsStyleTableCell-f11fe7e22ee82df4c5d7c5a4e9adfc50" office:value-type="string">
            <text:p>UYU</text:p>
          </table:table-cell>
          <table:table-cell table:style-name="odsStyleTableCell-bf285e9409272e011c5d2fec6304736f" office:value-type="string">
            <text:p>0.17893</text:p>
          </table:table-cell>
          <table:table-cell table:style-name="odsStyleTableCell-bf285e9409272e011c5d2fec6304736f" office:value-type="string">
            <text:p>38.33900</text:p>
          </table:table-cell>
        </table:table-row>
        <table:table-row table:style-name="ro1">
          <table:table-cell table:style-name="odsStyleTableCell-f11fe7e22ee82df4c5d7c5a4e9adfc50" office:value-type="string">
            <text:p>VENEZUELA</text:p>
          </table:table-cell>
          <table:table-cell table:style-name="odsStyleTableCell-f11fe7e22ee82df4c5d7c5a4e9adfc50" office:value-type="string">
            <text:p>BOLIVAR DIGITAL</text:p>
          </table:table-cell>
          <table:table-cell table:style-name="odsStyleTableCell-f11fe7e22ee82df4c5d7c5a4e9adfc50" office:value-type="string">
            <text:p>VES</text:p>
          </table:table-cell>
          <table:table-cell table:style-name="odsStyleTableCell-bf285e9409272e011c5d2fec6304736f" office:value-type="string">
            <text:p>0.18876</text:p>
          </table:table-cell>
          <table:table-cell table:style-name="odsStyleTableCell-bf285e9409272e011c5d2fec6304736f" office:value-type="string">
            <text:p>36.34220</text:p>
          </table:table-cell>
        </table:table-row>
        <table:table-row table:style-name="ro1">
          <table:table-cell table:style-name="odsStyleTableCell-f11fe7e22ee82df4c5d7c5a4e9adfc50" office:value-type="string">
            <text:p>VIETNAM</text:p>
          </table:table-cell>
          <table:table-cell table:style-name="odsStyleTableCell-f11fe7e22ee82df4c5d7c5a4e9adfc50" office:value-type="string">
            <text:p>DONG</text:p>
          </table:table-cell>
          <table:table-cell table:style-name="odsStyleTableCell-f11fe7e22ee82df4c5d7c5a4e9adfc50" office:value-type="string">
            <text:p>VND</text:p>
          </table:table-cell>
          <table:table-cell table:style-name="odsStyleTableCell-bf285e9409272e011c5d2fec6304736f" office:value-type="string">
            <text:p>0.00027</text:p>
          </table:table-cell>
          <table:table-cell table:style-name="odsStyleTableCell-bf285e9409272e011c5d2fec6304736f" office:value-type="string">
            <text:p>25,415.30000</text:p>
          </table:table-cell>
        </table:table-row>
        <table:table-row table:style-name="ro1">
          <table:table-cell table:style-name="odsStyleTableCell-f11fe7e22ee82df4c5d7c5a4e9adfc50" office:value-type="string">
            <text:p/>
          </table:table-cell>
          <table:table-cell table:style-name="odsStyleTableCell-f11fe7e22ee82df4c5d7c5a4e9adfc50" office:value-type="string">
            <text:p>DERECHO ESPECIAL DE GIRO</text:p>
          </table:table-cell>
          <table:table-cell table:style-name="odsStyleTableCell-f11fe7e22ee82df4c5d7c5a4e9adfc50" office:value-type="string">
            <text:p>USD/D.E.G.</text:p>
          </table:table-cell>
          <table:table-cell table:style-name="odsStyleTableCell-bf285e9409272e011c5d2fec6304736f" office:value-type="string">
            <text:p/>
          </table:table-cell>
          <table:table-cell table:style-name="odsStyleTableCell-bf285e9409272e011c5d2fec6304736f" office:value-type="string">
            <text:p>1.31634</text:p>
          </table:table-cell>
        </table:table-row>
        <table:table-row table:style-name="ro1">
          <table:table-cell table:style-name="odsStyleTableCell-f11fe7e22ee82df4c5d7c5a4e9adfc50" office:value-type="string">
            <text:p/>
          </table:table-cell>
          <table:table-cell table:style-name="odsStyleTableCell-f11fe7e22ee82df4c5d7c5a4e9adfc50" office:value-type="string">
            <text:p>UNIDAD DE FOMENTO DE VIVIENDA</text:p>
          </table:table-cell>
          <table:table-cell table:style-name="odsStyleTableCell-f11fe7e22ee82df4c5d7c5a4e9adfc50" office:value-type="string">
            <text:p>Bs/UFV</text:p>
          </table:table-cell>
          <table:table-cell table:style-name="odsStyleTableCell-bf285e9409272e011c5d2fec6304736f" office:value-type="string">
            <text:p/>
          </table:table-cell>
          <table:table-cell table:style-name="odsStyleTableCell-bf285e9409272e011c5d2fec6304736f" office:value-type="string">
            <text:p>2.49207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e98a595e7da3c4040ba8312984fac995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bae071660836fddbbc0e6537e0782c7d" office:value-type="string">
            <text:p> </text:p>
          </table:table-cell>
          <table:table-cell table:style-name="odsStyleTableCell-bae071660836fddbbc0e6537e0782c7d" office:value-type="string">
            <text:p>UNIDAD MONETARIA</text:p>
          </table:table-cell>
          <table:table-cell table:style-name="odsStyleTableCell-bae071660836fddbbc0e6537e0782c7d" office:value-type="string">
            <text:p>MONEDA</text:p>
          </table:table-cell>
          <table:table-cell table:style-name="odsStyleTableCell-bae071660836fddbbc0e6537e0782c7d" office:value-type="string">
            <text:p>TIPO DE CAMBIO EN M.E.</text:p>
          </table:table-cell>
        </table:table-row>
        <table:table-row table:style-name="ro1">
          <table:table-cell table:style-name="odsStyleTableCell-f11fe7e22ee82df4c5d7c5a4e9adfc50" office:value-type="string">
            <text:p>ORO</text:p>
          </table:table-cell>
          <table:table-cell table:style-name="odsStyleTableCell-f11fe7e22ee82df4c5d7c5a4e9adfc50" office:value-type="string">
            <text:p>ONZA TROY ORO</text:p>
          </table:table-cell>
          <table:table-cell table:style-name="odsStyleTableCell-f11fe7e22ee82df4c5d7c5a4e9adfc50" office:value-type="string">
            <text:p>USD./O.T.F.</text:p>
          </table:table-cell>
          <table:table-cell table:style-name="odsStyleTableCell-bf285e9409272e011c5d2fec6304736f" office:value-type="string">
            <text:p>2,319.00000</text:p>
          </table:table-cell>
        </table:table-row>
        <table:table-row table:style-name="ro1">
          <table:table-cell table:style-name="odsStyleTableCell-f11fe7e22ee82df4c5d7c5a4e9adfc50" office:value-type="string">
            <text:p>PLATA</text:p>
          </table:table-cell>
          <table:table-cell table:style-name="odsStyleTableCell-f11fe7e22ee82df4c5d7c5a4e9adfc50" office:value-type="string">
            <text:p>ONZA TROY PLATA</text:p>
          </table:table-cell>
          <table:table-cell table:style-name="odsStyleTableCell-f11fe7e22ee82df4c5d7c5a4e9adfc50" office:value-type="string">
            <text:p>USD./O.T.F.</text:p>
          </table:table-cell>
          <table:table-cell table:style-name="odsStyleTableCell-bf285e9409272e011c5d2fec6304736f" office:value-type="string">
            <text:p>27.1947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e98a595e7da3c4040ba8312984fac995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bae071660836fddbbc0e6537e0782c7d" office:value-type="string">
            <text:p> </text:p>
          </table:table-cell>
          <table:table-cell table:style-name="odsStyleTableCell-bae071660836fddbbc0e6537e0782c7d" office:value-type="string">
            <text:p>1 MES</text:p>
          </table:table-cell>
          <table:table-cell table:style-name="odsStyleTableCell-bae071660836fddbbc0e6537e0782c7d" office:value-type="string">
            <text:p>3 MESES</text:p>
          </table:table-cell>
          <table:table-cell table:style-name="odsStyleTableCell-bae071660836fddbbc0e6537e0782c7d" office:value-type="string">
            <text:p>6 MESES</text:p>
          </table:table-cell>
        </table:table-row>
        <table:table-row table:style-name="ro1">
          <table:table-cell table:style-name="odsStyleTableCell-39d6408b6e8449385785258794ddb802" office:value-type="string">
            <text:p>TASA LIBOR(USD)</text:p>
          </table:table-cell>
          <table:table-cell table:style-name="odsStyleTableCell-bf285e9409272e011c5d2fec6304736f" office:value-type="string">
            <text:p>5.43</text:p>
          </table:table-cell>
          <table:table-cell table:style-name="odsStyleTableCell-bf285e9409272e011c5d2fec6304736f" office:value-type="string">
            <text:p>5.59</text:p>
          </table:table-cell>
          <table:table-cell table:style-name="odsStyleTableCell-bf285e9409272e011c5d2fec6304736f" office:value-type="string">
            <text:p>5.72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f11fe7e22ee82df4c5d7c5a4e9adfc50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8T20:18:00</meta:creation-date>
    <meta:generator>ods générator</meta:generator>
    <dc:date>2024-10-18T20:18:00</dc:date>
    <meta:editing-duration>PT1S</meta:editing-duration>
    <meta:editing-cycles>1</meta:editing-cycles>
    <meta:document-statistic meta:table-count="1" meta:cell-count="4" meta:object-count="0"/>
  </office:meta>
</office:document-meta>
</file>